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A279D9470073A7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683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836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5pt" fo:font-style="normal" fo:background-color="transparent" style:font-size-asian="15pt" style:font-style-asian="normal" style:font-size-complex="15pt" style:font-style-complex="normal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933cm" svg:x="18.094cm" svg:y="14.228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cart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text:p text:style-name="P5"><text:span text:style-name="T8">user_id</text:span><text:span text:style-name="T8"><text:tab/></text:span><text:span text:style-name="T8"><text:tab/></text:span><text:span text:style-name="T8"><text:tab/></text:span><text:span text:style-name="T8">integer</text:span><text:span text:style-name="T8"><text:tab/></text:span><text:span text:style-name="T8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9">email</text:span><text:span text:style-name="T9"><text:tab/>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9">password_hash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4.086cm" svg:x="8.856cm" svg:y="24.614cm">
          <text:p text:style-name="P4"><text:span text:style-name="T1">cart(album_user)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album_price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10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2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15cm" svg:x2="9.955cm" svg:y2="24.622cm">
          <text:p/>
        </draw:line>
        <draw:line draw:style-name="gr7" draw:text-style-name="P7" draw:layer="layout" svg:x1="9.937cm" svg:y1="23.429cm" svg:x2="8.935cm" svg:y2="24.623cm">
          <text:p/>
        </draw:line>
        <draw:line draw:style-name="gr7" draw:text-style-name="P7" draw:layer="layout" svg:x1="9.977cm" svg:y1="23.428cm" svg:x2="10.979cm" svg:y2="24.622cm">
          <text:p/>
        </draw:line>
        <draw:line draw:style-name="gr7" draw:text-style-name="P7" draw:layer="layout" svg:x1="27.49cm" svg:y1="27.124cm" svg:x2="21.944cm" svg:y2="27.124cm">
          <text:p/>
        </draw:line>
        <draw:line draw:style-name="gr7" draw:text-style-name="P7" draw:layer="layout" svg:x1="23.03cm" svg:y1="27.113cm" svg:x2="21.944cm" svg:y2="26.111cm">
          <text:p/>
        </draw:line>
        <draw:line draw:style-name="gr7" draw:text-style-name="P7" draw:layer="layout" svg:x1="23.03cm" svg:y1="27.154cm" svg:x2="21.944cm" svg:y2="28.156cm">
          <text:p/>
        </draw:line>
        <draw:line draw:style-name="gr7" draw:text-style-name="P7" draw:layer="layout" svg:x1="19.125cm" svg:y1="24.565cm" svg:x2="19.125cm" svg:y2="19.161cm">
          <text:p/>
        </draw:line>
        <draw:line draw:style-name="gr7" draw:text-style-name="P7" draw:layer="layout" svg:x1="19.149cm" svg:y1="20.354cm" svg:x2="20.151cm" svg:y2="19.16cm">
          <text:p/>
        </draw:line>
        <draw:line draw:style-name="gr7" draw:text-style-name="P7" draw:layer="layout" svg:x1="19.109cm" svg:y1="20.355cm" svg:x2="18.107cm" svg:y2="19.161cm">
          <text:p/>
        </draw:line>
        <draw:line draw:style-name="gr7" draw:text-style-name="P7" draw:layer="layout" svg:x1="35.703cm" svg:y1="20.882cm" svg:x2="30.139cm" svg:y2="18.377cm">
          <text:p/>
        </draw:line>
        <draw:line draw:style-name="gr7" draw:text-style-name="P7" draw:layer="layout" svg:x1="31.715cm" svg:y1="19.052cm" svg:x2="30.13cm" svg:y2="17.513cm">
          <text:p/>
        </draw:line>
        <draw:line draw:style-name="gr7" draw:text-style-name="P7" draw:layer="layout" svg:x1="31.692cm" svg:y1="19.124cm" svg:x2="30.149cm" svg:y2="19.1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99999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8000000480A279D9470073A7BE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22:53:33.409969157</meta:creation-date>
    <dc:date>2023-12-21T00:36:06.617858634</dc:date>
    <meta:editing-duration>PT7H43M49S</meta:editing-duration>
    <meta:editing-cycles>17</meta:editing-cycles>
    <meta:generator>LibreOffice/6.4.7.2$Linux_X86_64 LibreOffice_project/40$Build-2</meta:generator>
    <meta:document-statistic meta:object-count="33"/>
  </office:meta>
</office:document-meta>
</file>